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7b8b8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198a8a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30">
      <style:table-cell-properties fo:background-color="#47b8b8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30">
      <style:table-cell-properties fo:background-color="#198a8a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">
      <style:table-cell-properties fo:background-color="#47b8b8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">
      <style:table-cell-properties fo:background-color="#198a8a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4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R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string" calcext:value-type="string">
            <text:p>Mesuré</text:p>
          </table:table-cell>
          <table:table-cell/>
          <table:table-cell table:style-name="Default" office:value-type="string" calcext:value-type="string">
            <text:p>Calculé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A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9999" calcext:value-type="float">
            <text:p>999999.000</text:p>
          </table:table-cell>
          <table:table-cell table:formula="of:=[.$B$1]*[.$B$2]/([.$B$1]+[.G4])" office:value-type="float" office:value="0.000164994720168955" calcext:value-type="float">
            <text:p>0.000</text:p>
          </table:table-cell>
          <table:table-cell table:formula="of:=[.H4]*1024/[.B2]" office:value-type="float" office:value="0.0337909186906019" calcext:value-type="float">
            <text:p>0</text:p>
          </table:table-cell>
        </table:table-row>
        <table:table-row table:style-name="ro2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08" calcext:value-type="float">
            <text:p>508</text:p>
          </table:table-cell>
          <table:table-cell/>
          <table:table-cell table:style-name="ce7" table:formula="of:=IF([.B5]+[.C5]+[.D5]&gt;1;(IF([.B5];[.B$3];1)*IF([.C5];[.C$3];1)*IF([.D5];[.D$3];1))/([.B5]*[.B$3]+[.C5]*[.C$3]+[.D5]*[.D$3]);[.B5]*[.B$3]+[.C5]*[.C$3]+[.D5]*[.D$3])" office:value-type="float" office:value="33" calcext:value-type="float">
            <text:p>33.000</text:p>
          </table:table-cell>
          <table:table-cell table:style-name="ce7" table:formula="of:=[.$B$1]*[.$B$2]/([.$B$1]+[.G5])" office:value-type="float" office:value="2.5" calcext:value-type="float">
            <text:p>2.500</text:p>
          </table:table-cell>
          <table:table-cell table:style-name="ce9" table:formula="of:=[.H5]*1024/[.B2]" office:value-type="float" office:value="512" calcext:value-type="float">
            <text:p>51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IF([.B6]+[.C6]+[.D6]&gt;1;(IF([.B6];[.B$3];1)*IF([.C6];[.C$3];1)*IF([.D6];[.D$3];1))/([.B6]*[.B$3]+[.C6]*[.C$3]+[.D6]*[.D$3]);[.B6]*[.B$3]+[.C6]*[.C$3]+[.D6]*[.D$3])" office:value-type="float" office:value="66" calcext:value-type="float">
            <text:p>66.000</text:p>
          </table:table-cell>
          <table:table-cell table:formula="of:=[.$B$1]*[.$B$2]/([.$B$1]+[.G6])" office:value-type="float" office:value="1.66666666666667" calcext:value-type="float">
            <text:p>1.667</text:p>
          </table:table-cell>
          <table:table-cell table:formula="of:=[.H6]*1024/[.B2]" office:value-type="float" office:value="341.333333333333" calcext:value-type="float">
            <text:p>341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float" office:value="608" calcext:value-type="float">
            <text:p>608</text:p>
          </table:table-cell>
          <table:table-cell/>
          <table:table-cell table:style-name="ce7" table:formula="of:=IF([.B7]+[.C7]+[.D7]&gt;1;(IF([.B7];[.B$3];1)*IF([.C7];[.C$3];1)*IF([.D7];[.D$3];1))/([.B7]*[.B$3]+[.C7]*[.C$3]+[.D7]*[.D$3]);[.B7]*[.B$3]+[.C7]*[.C$3]+[.D7]*[.D$3])" office:value-type="float" office:value="22" calcext:value-type="float">
            <text:p>22.000</text:p>
          </table:table-cell>
          <table:table-cell table:style-name="ce7" table:formula="of:=[.$B$1]*[.$B$2]/([.$B$1]+[.G7])" office:value-type="float" office:value="3" calcext:value-type="float">
            <text:p>3.000</text:p>
          </table:table-cell>
          <table:table-cell table:style-name="ce9" table:formula="of:=[.H7]*1024/[.B2]" office:value-type="float" office:value="614.4" calcext:value-type="float">
            <text:p>61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IF([.B8]+[.C8]+[.D8]&gt;1;(IF([.B8];[.B$3];1)*IF([.C8];[.C$3];1)*IF([.D8];[.D$3];1))/([.B8]*[.B$3]+[.C8]*[.C$3]+[.D8]*[.D$3]);[.B8]*[.B$3]+[.C8]*[.C$3]+[.D8]*[.D$3])" office:value-type="float" office:value="99" calcext:value-type="float">
            <text:p>99.000</text:p>
          </table:table-cell>
          <table:table-cell table:formula="of:=[.$B$1]*[.$B$2]/([.$B$1]+[.G8])" office:value-type="float" office:value="1.25" calcext:value-type="float">
            <text:p>1.250</text:p>
          </table:table-cell>
          <table:table-cell table:formula="of:=[.H8]*1024/[.B2]" office:value-type="float" office:value="256" calcext:value-type="float">
            <text:p>256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80" calcext:value-type="float">
            <text:p>580</text:p>
          </table:table-cell>
          <table:table-cell/>
          <table:table-cell table:style-name="ce7" table:formula="of:=IF([.B9]+[.C9]+[.D9]&gt;1;(IF([.B9];[.B$3];1)*IF([.C9];[.C$3];1)*IF([.D9];[.D$3];1))/([.B9]*[.B$3]+[.C9]*[.C$3]+[.D9]*[.D$3]);[.B9]*[.B$3]+[.C9]*[.C$3]+[.D9]*[.D$3])" office:value-type="float" office:value="24.75" calcext:value-type="float">
            <text:p>24.750</text:p>
          </table:table-cell>
          <table:table-cell table:style-name="ce7" table:formula="of:=[.$B$1]*[.$B$2]/([.$B$1]+[.G9])" office:value-type="float" office:value="2.85714285714286" calcext:value-type="float">
            <text:p>2.857</text:p>
          </table:table-cell>
          <table:table-cell table:style-name="ce9" table:formula="of:=[.H9]*1024/[.B2]" office:value-type="float" office:value="585.142857142857" calcext:value-type="float">
            <text:p>58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B10]+[.C10]+[.D10]&gt;1;(IF([.B10];[.B$3];1)*IF([.C10];[.C$3];1)*IF([.D10];[.D$3];1))/([.B10]*[.B$3]+[.C10]*[.C$3]+[.D10]*[.D$3]);[.B10]*[.B$3]+[.C10]*c$+[.D10]*[.D$3])" office:value-type="float" office:value="39.6" calcext:value-type="float">
            <text:p>39.600</text:p>
          </table:table-cell>
          <table:table-cell table:formula="of:=[.$B$1]*[.$B$2]/([.$B$1]+[.G10])" office:value-type="float" office:value="2.27272727272727" calcext:value-type="float">
            <text:p>2.273</text:p>
          </table:table-cell>
          <table:table-cell table:formula="of:=[.H10]*1024/[.B2]" office:value-type="float" office:value="465.454545454546" calcext:value-type="float">
            <text:p>465</text:p>
          </table:table-cell>
        </table:table-row>
        <table:table-row table:style-name="ro2"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5" office:value-type="float" office:value="658" calcext:value-type="float">
            <text:p>658</text:p>
          </table:table-cell>
          <table:table-cell/>
          <table:table-cell table:style-name="ce7" table:formula="of:=([.B3]*[.C3]*[.D3])/([.B3]*[.C3]+[.C3]*[.D3]+[.B3]*[.D3])" office:value-type="float" office:value="18" calcext:value-type="float">
            <text:p>18.000</text:p>
          </table:table-cell>
          <table:table-cell table:style-name="ce7" table:formula="of:=[.$B$1]*[.$B$2]/([.$B$1]+[.G11])" office:value-type="float" office:value="3.23529411764706" calcext:value-type="float">
            <text:p>3.235</text:p>
          </table:table-cell>
          <table:table-cell table:style-name="ce9" table:formula="of:=[.H11]*1024/[.B2]" office:value-type="float" office:value="662.588235294118" calcext:value-type="float">
            <text:p>663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office:value-type="float" office:value="1" calcext:value-type="float">
            <text:p>1.000</text:p>
          </table:table-cell>
          <table:table-cell table:formula="of:=[.$B$1]*[.$B$2]/([.$B$1]+[.G12])" office:value-type="float" office:value="4.85294117647059" calcext:value-type="float">
            <text:p>4.853</text:p>
          </table:table-cell>
          <table:table-cell table:formula="of:=[.H12]*1024/[.B2]" office:value-type="float" office:value="993.882352941176" calcext:value-type="float">
            <text:p>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9:18:38.530648414</meta:creation-date>
    <dc:date>2019-11-23T22:42:37.320848982</dc:date>
    <meta:editing-duration>PT1H59M56S</meta:editing-duration>
    <meta:editing-cycles>2</meta:editing-cycles>
    <meta:generator>LibreOffice/5.3.4.2$Linux_X86_64 LibreOffice_project/30$Build-2</meta:generator>
    <meta:document-statistic meta:table-count="1" meta:cell-count="72" meta:object-count="0"/>
  </office:meta>
</office:document-meta>
</file>